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creator_name</text:p>
          </table:table-cell>
          <table:table-cell office:value-type="string" calcext:value-type="string">
            <text:p>video_lin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masterworked</text:p>
          </table:table-cell>
          <table:table-cell office:value-type="string" calcext:value-type="string">
            <text:p>masterwork_trait</text:p>
          </table:table-cell>
          <table:table-cell office:value-type="string" calcext:value-type="string">
            <text:p>craftable</text:p>
          </table:table-cell>
          <table:table-cell office:value-type="string" calcext:value-type="string">
            <text:p>crafted</text:p>
          </table:table-cell>
          <table:table-cell office:value-type="string" calcext:value-type="string">
            <text:p>pinnacle/ritual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ntrinsic</text:p>
          </table:table-cell>
          <table:table-cell office:value-type="string" calcext:value-type="string">
            <text:p>exotic_cataly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erk_1</text:p>
          </table:table-cell>
          <table:table-cell office:value-type="string" calcext:value-type="string">
            <text:p>perk_2</text:p>
          </table:table-cell>
          <table:table-cell office:value-type="string" calcext:value-type="string">
            <text:p>perk_3</text:p>
          </table:table-cell>
          <table:table-cell office:value-type="string" calcext:value-type="string">
            <text:p>perk_4</text:p>
          </table:table-cell>
          <table:table-cell office:value-type="string" calcext:value-type="string">
            <text:p>origin_trait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Aim Assistanc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Aiborne Effectiveness</text:p>
          </table:table-cell>
          <table:table-cell office:value-type="string" calcext:value-type="string">
            <text:p>Recoil Direction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raw Time</text:p>
          </table:table-cell>
          <table:table-cell office:value-type="string" calcext:value-type="string">
            <text:p>Charge Time</text:p>
          </table:table-cell>
          <table:table-cell office:value-type="string" calcext:value-type="string">
            <text:p>Shield Duration</text:p>
          </table:table-cell>
          <table:table-cell office:value-type="string" calcext:value-type="string">
            <text:p>Blast Radius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wing Speed</text:p>
          </table:table-cell>
          <table:table-cell office:value-type="string" calcext:value-type="string">
            <text:p>Charge Rate</text:p>
          </table:table-cell>
          <table:table-cell office:value-type="string" calcext:value-type="string">
            <text:p>Guard Resistance</text:p>
          </table:table-cell>
          <table:table-cell office:value-type="string" calcext:value-type="string">
            <text:p>Guard Efficiency</text:p>
          </table:table-cell>
          <table:table-cell office:value-type="string" calcext:value-type="string">
            <text:p>Guard Endurance</text:p>
          </table:table-cell>
          <table:table-cell office:value-type="string" calcext:value-type="string">
            <text:p>Ammo Capacity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Intellec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tal_stat_roll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t King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t Pack</text:p>
          </table:table-cell>
          <table:table-cell table:number-columns-repeated="2"/>
          <table:table-cell office:value-type="string" calcext:value-type="string">
            <text:p>Smallbor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Vermin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Huckleberr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ide the Bull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Last Wor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n Fire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Hip-Fire Grip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rk of the Devourer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oul Devourer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break Perfecte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Corruption Spreads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Parasitis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nte Carlo Method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Markov Chain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aint’s Fists</text:p>
          </table:table-cell>
          <table:table-cell table:number-columns-repeated="2"/>
          <table:table-cell office:value-type="string" calcext:value-type="string">
            <text:p>Hammer-Forged Rifling</text:p>
          </table:table-cell>
          <table:table-cell office:value-type="string" calcext:value-type="string">
            <text:p>Liquid Coils</text:p>
          </table:table-cell>
          <table:table-cell office:value-type="string" calcext:value-type="string">
            <text:p>Breakthrough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Jade Rabbi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Fate of All Fools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Zen Moment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ryosthesia 77K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LN2 Burs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Liquid Cooling</text:p>
          </table:table-cell>
          <table:table-cell office:value-type="string" calcext:value-type="string">
            <text:p>Polymer Grip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ger’s Scept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Ager’s Call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Rega’s Refrain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orror Sto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Moving Targe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Officer Revolv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hreat Detector</text:p>
          </table:table-cell>
          <table:table-cell office:value-type="string" calcext:value-type="string">
            <text:p>Timed Payloa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Thresh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rward Pat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Tap the Trigge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ull Auto Trigger System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eacebon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kulking Wolf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rdon Our Du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anger Zon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astelander M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Empirical Evide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 Burs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Psychohack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ensic Nightma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Psychohack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gnhild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Hakke Breach Armaments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yncopation-53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uros Synergy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ingering Drea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Bitterspit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-Rounded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hispering Sla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rcher’s Tempo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fiance of Yasmin (Harrowed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smosis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Runneth Over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Ambitious Assassin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ir Assault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Vanguard’s Vindication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izzicato-2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ulligan</text:p>
          </table:table-cell>
          <table:table-cell office:value-type="string" calcext:value-type="string">
            <text:p>Pugilist</text:p>
          </table:table-cell>
          <table:table-cell office:value-type="string" calcext:value-type="string">
            <text:p>Suros Synergy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ldhear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old Fusion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nhanced Battery</text:p>
          </table:table-cell>
          <table:table-cell office:value-type="string" calcext:value-type="string">
            <text:p>Longest Wint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rciles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Conserve Momentum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Impetus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ghting L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layed Gratification</text:p>
          </table:table-cell>
          <table:table-cell table:number-columns-repeated="2"/>
          <table:table-cell office:value-type="string" calcext:value-type="string">
            <text:p>Countermass</text:p>
          </table:table-cell>
          <table:table-cell office:value-type="string" calcext:value-type="string">
            <text:p>Implosion Rounds</text:p>
          </table:table-cell>
          <table:table-cell office:value-type="string" calcext:value-type="string">
            <text:p>Thin the Herd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nsho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unburn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un Blast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kyburner’s Oat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lug Rifle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For the Empir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iskrunn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 Conducto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Superconductor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elest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planned Reprieve</text:p>
          </table:table-cell>
          <table:table-cell table:number-columns-repeated="2"/>
          <table:table-cell office:value-type="string" calcext:value-type="string">
            <text:p>Projection Fuse</text:p>
          </table:table-cell>
          <table:table-cell office:value-type="string" calcext:value-type="string">
            <text:p>Harbinger’s Pulse</text:p>
          </table:table-cell>
          <table:table-cell office:value-type="string" calcext:value-type="string">
            <text:p>Polymer Grip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Vouchsaf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ord of Wolv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hrapnel Launcher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Release the Wolves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e Monarqu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ison Arrows</text:p>
          </table:table-cell>
          <table:table-cell table:number-columns-repeated="2"/>
          <table:table-cell office:value-type="string" calcext:value-type="string">
            <text:p>Natural String</text:p>
          </table:table-cell>
          <table:table-cell office:value-type="string" calcext:value-type="string">
            <text:p>Compact Arrow Shaft</text:p>
          </table:table-cell>
          <table:table-cell office:value-type="string" calcext:value-type="string">
            <text:p>Snapshot Sights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raba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avenous Beast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Bottomless Appetite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ivinit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Judgemen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Penance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94" calcext:value-type="float">
            <text:p>19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oint of the Sta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Elastic String</text:p>
          </table:table-cell>
          <table:table-cell office:value-type="string" calcext:value-type="string">
            <text:p>Natural Fletching</text:p>
          </table:table-cell>
          <table:table-cell office:value-type="string" calcext:value-type="string">
            <text:p>Archer’s Tempo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CQC-1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Rifled Barrel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Quickdraw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Summon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lacrit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urth Horsema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Thundere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Assault Mag</text:p>
          </table:table-cell>
          <table:table-cell office:value-type="string" calcext:value-type="string">
            <text:p>Broadside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uste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Under Pressure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udstrik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ortal Polarity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Alloy Magazine</text:p>
          </table:table-cell>
          <table:table-cell office:value-type="string" calcext:value-type="string">
            <text:p>Stormbring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kelos_HC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kelos_SG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Lead from Gold</text:p>
          </table:table-cell>
          <table:table-cell office:value-type="string" calcext:value-type="string">
            <text:p>Trench Barrel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Gridskip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ccluded Finali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kulking Wolf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tochastic Variab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Fase Magazine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olftone Dra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ge’s Pled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Elemental Capacitor</text:p>
          </table:table-cell>
          <table:table-cell office:value-type="string" calcext:value-type="string">
            <text:p>Skulking Wolf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ad Messeng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inary Vision</text:p>
          </table:table-cell>
          <table:table-cell table:number-columns-repeated="2"/>
          <table:table-cell office:value-type="string" calcext:value-type="string">
            <text:p>Quick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The Fundamentals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me to Pas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Psychohack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Immovable Object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bea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Chain Reaction</text:p>
          </table:table-cell>
          <table:table-cell office:value-type="string" calcext:value-type="string">
            <text:p>Souldrinke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Omolon Fluid Dynamics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Omolon Fluid Dynamics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Omolon Fluid Dynamics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unnelwe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Perpetual Motion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Veist Stinger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unnelwe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Veist Stinger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ezarec’s Whis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Turnabout</text:p>
          </table:table-cell>
          <table:table-cell office:value-type="string" calcext:value-type="string">
            <text:p>Extrovert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ezarec’s Whis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Tilting at Windmill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Extrovert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Unrepentant</text:p>
          </table:table-cell>
          <table:table-cell table:number-columns-repeated="2"/>
          <table:table-cell office:value-type="string" calcext:value-type="string">
            <text:p>Full Bor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Be The Danger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Unrepentant</text:p>
          </table:table-cell>
          <table:table-cell table:number-columns-repeated="2"/>
          <table:table-cell office:value-type="string" calcext:value-type="string">
            <text:p>Full Bor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Be The Danger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oom of Chelch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Adaptive Munitions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Runneth Over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oom of Chelch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Explosive Payload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Runneth Over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Zaouli’s Ban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Smallbore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Runneth Over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nished Met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Voltshot</text:p>
          </table:table-cell>
          <table:table-cell office:value-type="string" calcext:value-type="string">
            <text:p>Right Hook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nished Met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Right Hook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chab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earch Party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chab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No Distractions</text:p>
          </table:table-cell>
          <table:table-cell office:value-type="string" calcext:value-type="string">
            <text:p>Slickdraw</text:p>
          </table:table-cell>
          <table:table-cell office:value-type="string" calcext:value-type="string">
            <text:p>Search Party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One Quiet Moment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One Quiet Moment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Wardcliff Coi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ad Scientist</text:p>
          </table:table-cell>
          <table:table-cell table:number-columns-repeated="2"/>
          <table:table-cell office:value-type="string" calcext:value-type="string">
            <text:p>Volatile Launch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Mechanized Autoloader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hisper of the Worm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hite Nail</text:p>
          </table:table-cell>
          <table:table-cell office:value-type="string" calcext:value-type="string">
            <text:p>Whispered Breathing</text:p>
          </table:table-cell>
          <table:table-cell/>
          <table:table-cell office:value-type="string" calcext:value-type="string">
            <text:p>Polygonal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narch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 Traps</text:p>
          </table:table-cell>
          <table:table-cell table:number-columns-repeated="2"/>
          <table:table-cell office:value-type="string" calcext:value-type="string">
            <text:p>Quick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Moving Target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athbring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ark Deliverance</text:p>
          </table:table-cell>
          <table:table-cell table:number-columns-repeated="2"/>
          <table:table-cell office:value-type="string" calcext:value-type="string">
            <text:p>Volatile Launch</text:p>
          </table:table-cell>
          <table:table-cell office:value-type="string" calcext:value-type="string">
            <text:p>Alloy Casing</text:p>
          </table:table-cell>
          <table:table-cell office:value-type="string" calcext:value-type="string">
            <text:p>Dark Descent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alvation’s Grip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Cryocannon</text:p>
          </table:table-cell>
          <table:table-cell table:number-columns-repeated="2"/>
          <table:table-cell office:value-type="string" calcext:value-type="string">
            <text:p>Linear Compensator</text:p>
          </table:table-cell>
          <table:table-cell office:value-type="string" calcext:value-type="string">
            <text:p>Alloy Casing</text:p>
          </table:table-cell>
          <table:table-cell office:value-type="string" calcext:value-type="string">
            <text:p>Flash Freeze</text:p>
          </table:table-cell>
          <table:table-cell office:value-type="string" calcext:value-type="string">
            <text:p>Polymer Grip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GMA PR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daptive Munitions</text:p>
          </table:table-cell>
          <table:table-cell office:value-type="string" calcext:value-type="string">
            <text:p>Dragonfly</text:p>
          </table:table-cell>
          <table:table-cell office:value-type="string" calcext:value-type="string">
            <text:p>Omolon Fluid Dynamics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taccato-4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Suros Synergy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o of Ag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w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Vortex</text:p>
          </table:table-cell>
          <table:table-cell/>
          <table:table-cell office:value-type="string" calcext:value-type="string">
            <text:p>Enduring Guard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En Gard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o of Ag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w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Vortex</text:p>
          </table:table-cell>
          <table:table-cell/>
          <table:table-cell office:value-type="string" calcext:value-type="string">
            <text:p>Balanced Guard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Assassin’s Blade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yphon GL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Volatile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Explosive Light</text:p>
          </table:table-cell>
          <table:table-cell office:value-type="string" calcext:value-type="string">
            <text:p>Omolon Fluid Dynamics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yphon GL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tats for All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Omolon Fluid Dynamics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lmyra-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äkke Precision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Explosive Light</text:p>
          </table:table-cell>
          <table:table-cell office:value-type="string" calcext:value-type="string">
            <text:p>Hakke Breach Armament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lmyra-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äkke Precision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Chill Clip</text:p>
          </table:table-cell>
          <table:table-cell office:value-type="string" calcext:value-type="string">
            <text:p>Hakke Breach Armaments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Psychohack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xed Od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Corkscrew Rifling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Firing Line</text:p>
          </table:table-cell>
          <table:table-cell office:value-type="string" calcext:value-type="string">
            <text:p>To Excess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57" calcext:value-type="float">
            <text:p>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xed Od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Firing Line</text:p>
          </table:table-cell>
          <table:table-cell office:value-type="string" calcext:value-type="string">
            <text:p>To Excess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53" calcext:value-type="float">
            <text:p>5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ngled Web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ngled Web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rodigal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utch Extol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hotosuede Helme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ead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Ketchkiller’s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Plunderer’s Trappings</text:p>
          </table:table-cell>
          <table:table-cell table:number-columns-repeated="2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Ketchkiller’s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Plunderer’s Trappings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ak of Retell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ak of Retell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attering Bon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Kill Clip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Rampage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Supremac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ust Rock Blu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drix’s Broadswor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/>
          <table:table-cell office:value-type="string" calcext:value-type="string">
            <text:p>High-Caliber Rounds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Desperado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Mountaintop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Micro-Missil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onesom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Zen Momen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vok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Reversal of Fortun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ccrued Redemp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oud Lullab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Eye of the Storm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aytech Werewolf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Fro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ire Promi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verflow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ire Promi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ngefind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ue Prophec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iting Wi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Bray Inheritance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Dual Loader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Recombinati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cce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ye of Sol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No Distractions</text:p>
          </table:table-cell>
          <table:table-cell office:value-type="string" calcext:value-type="string">
            <text:p>Opening Shot</text:p>
          </table:table-cell>
          <table:table-cell office:value-type="string" calcext:value-type="string">
            <text:p>Alacrity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Denia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Messenger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Alacrity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ime-Worn Spi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ime-Worn Spi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roma Rus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51" calcext:value-type="float">
            <text:p>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gnition Cod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office:value-type="string" calcext:value-type="string">
            <text:p>Hard Launch</text:p>
          </table:table-cell>
          <table:table-cell office:value-type="string" calcext:value-type="string">
            <text:p>Blinding Grenades</text:p>
          </table:table-cell>
          <table:table-cell office:value-type="string" calcext:value-type="string">
            <text:p>Field Prep</text:p>
          </table:table-cell>
          <table:table-cell office:value-type="string" calcext:value-type="string">
            <text:p>Vorpal Weapo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aedyth’s Reven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aedyth’s Revenge (Timelos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iiswalk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Skulking Wolf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ung Jury SR4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rvivor’s Epitap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One Quiet Moment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rvivor’s Epitap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Vulpecula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Headston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egal Action II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cathelock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hepherd’s Watc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yasluna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od-C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Gun and Run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live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live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Souldrinker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Killing Wind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ckless Endangerme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One Quiet Moment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erses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Stats for All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Hakke Breach Armaments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ears of Contri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Extrovert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irefrigh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hreat Detector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Extrovert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ingering Drea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Linear Compensator</text:p>
          </table:table-cell>
          <table:table-cell office:value-type="string" calcext:value-type="string">
            <text:p>Blinding Grenade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Danger Zone</text:p>
          </table:table-cell>
          <table:table-cell office:value-type="string" calcext:value-type="string">
            <text:p>Bitterspite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New Purp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Desperado</text:p>
          </table:table-cell>
          <table:table-cell office:value-type="string" calcext:value-type="string">
            <text:p>Bitterspite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New Purp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Bitterspite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Wellspring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iptid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Under Pressure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One Quiet Moment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nyo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Encore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Hakke Breach Armaments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nyo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Encore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Hakke Breach Armaments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nyo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Hakke Breach Armaments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Agile Bowstring</text:p>
          </table:table-cell>
          <table:table-cell office:value-type="string" calcext:value-type="string">
            <text:p>Straight Fletching</text:p>
          </table:table-cell>
          <table:table-cell office:value-type="string" calcext:value-type="string">
            <text:p>Well-Rounded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Focused Fury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fiance of Yasm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Runneth Over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lood Feu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Right Hook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Whistler’s Whim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Alacrit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20" calcext:value-type="float">
            <text:p>6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aytech Werewolf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earch Party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Opening Shot</text:p>
          </table:table-cell>
          <table:table-cell office:value-type="string" calcext:value-type="string">
            <text:p>Vanguard’s Vindication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Hakke Breach Armaments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Eye of the Storm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ay Fros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Encore</text:p>
          </table:table-cell>
          <table:table-cell office:value-type="string" calcext:value-type="string">
            <text:p>Desperado</text:p>
          </table:table-cell>
          <table:table-cell office:value-type="string" calcext:value-type="string">
            <text:p>Dawning Surprise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ay Fros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Dawning Surpris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Fro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Rangefinder</text:p>
          </table:table-cell>
          <table:table-cell office:value-type="string" calcext:value-type="string">
            <text:p>Hakke Breach Armaments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Jararaca-3S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Polygonal Rifling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Tunnel Vision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Veist Stinger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olonged Engageme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Dynamic Sway Reduction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Vanguard’s Vindication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Waking Vigi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Vouchsaf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ourth Time’s the Charm</text:p>
          </table:table-cell>
          <table:table-cell office:value-type="string" calcext:value-type="string">
            <text:p>Wellspr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Long Goodby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Gnawing Hung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Tap the Trigger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00" calcext:value-type="float">
            <text:p>600</text:p>
          </table:table-cell>
          <table:table-cell office:value-type="float" office:value="51" calcext:value-type="float">
            <text:p>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ast Perdi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SLO-10 Post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ncient Gospe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Flut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ckless Orac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rc Logic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Corkscrew Rifling</text:p>
          </table:table-cell>
          <table:table-cell office:value-type="string" calcext:value-type="string">
            <text:p>Flared Magwell</text:p>
          </table:table-cell>
          <table:table-cell office:value-type="string" calcext:value-type="string">
            <text:p>Heating Up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oint of the Sta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Elastic String</text:p>
          </table:table-cell>
          <table:table-cell office:value-type="string" calcext:value-type="string">
            <text:p>Natural Fletching</text:p>
          </table:table-cell>
          <table:table-cell office:value-type="string" calcext:value-type="string">
            <text:p>Archer’s Tempo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eventh Seraph CQC-1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Summon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Alacrity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elwinter’s Li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Shot Package</text:p>
          </table:table-cell>
          <table:table-cell office:value-type="string" calcext:value-type="string">
            <text:p>Full Choke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osteri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Reconstruction</text:p>
          </table:table-cell>
          <table:table-cell office:value-type="string" calcext:value-type="string">
            <text:p>Recombination</text:p>
          </table:table-cell>
          <table:table-cell office:value-type="string" calcext:value-type="string">
            <text:p>Bray Inheritance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osteri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Accurized Rounds</text:p>
          </table:table-cell>
          <table:table-cell office:value-type="string" calcext:value-type="string">
            <text:p>Rapid Hit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uste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Under Pressure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ars in Shado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One Quiet Moment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Summoner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Alacrity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rctic Haz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ulligan</text:p>
          </table:table-cell>
          <table:table-cell office:value-type="string" calcext:value-type="string">
            <text:p>Thres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loudstrik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ortal Polarity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Alloy Magazine</text:p>
          </table:table-cell>
          <table:table-cell office:value-type="string" calcext:value-type="string">
            <text:p>Stormbring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uthtell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ast Radius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Swashbuckl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Fool’s Remed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/>
          <table:table-cell office:value-type="string" calcext:value-type="string">
            <text:p>High-Caliber Rounds</text:p>
          </table:table-cell>
          <table:table-cell office:value-type="string" calcext:value-type="string">
            <text:p>Moving Target</text:p>
          </table:table-cell>
          <table:table-cell office:value-type="string" calcext:value-type="string">
            <text:p>Kill Clip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ath Add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Moving Targe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kelos_SG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Fluted Barrel</text:p>
          </table:table-cell>
          <table:table-cell/>
          <table:table-cell office:value-type="string" calcext:value-type="string">
            <text:p>Moving Target</text:p>
          </table:table-cell>
          <table:table-cell office:value-type="string" calcext:value-type="string">
            <text:p>Trench Barre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kelos_SR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Quickdraw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kelos_SR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/>
          <table:table-cell office:value-type="string" calcext:value-type="string">
            <text:p>Accurized Rounds</text:p>
          </table:table-cell>
          <table:table-cell office:value-type="string" calcext:value-type="string">
            <text:p>Fourth Time’s the Charm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irst In, Last Ou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Hip-Fire Grip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irst In, Last Ou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mperial Need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rcher’s Tempo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ass Attack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 Burs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Threat Detector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Palindrom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verflow</text:p>
          </table:table-cell>
          <table:table-cell office:value-type="string" calcext:value-type="string">
            <text:p>Rangefind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Palindrome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Fluted Barrel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Bottomless Grief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ottom Dolla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Flut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Rapid Hit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Gun and Run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hird Axiom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Killing Wind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trofuturi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Hip-Fire Grip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ternal Blaz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One for Al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ternal Blaz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Gridskip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Fluted Barrel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Heating Up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Gridskip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Vision of Conflue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Wellspring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inite Impacto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Iron Gr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orrowed Tim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/>
          <table:table-cell office:value-type="string" calcext:value-type="string">
            <text:p>Appended Mag</text:p>
          </table:table-cell>
          <table:table-cell office:value-type="string" calcext:value-type="string">
            <text:p>Rangefinder</text:p>
          </table:table-cell>
          <table:table-cell office:value-type="string" calcext:value-type="string">
            <text:p>One for Al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orrowed Tim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Polygonal Rifling</text:p>
          </table:table-cell>
          <table:table-cell office:value-type="string" calcext:value-type="string">
            <text:p>Flared Magwell</text:p>
          </table:table-cell>
          <table:table-cell office:value-type="string" calcext:value-type="string">
            <text:p>Threat Detector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mpty Vesse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Vanguard’s Vindicatio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mpty Vesse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Vorpal Weapon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mpty Vesse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Ambitious Assassin</text:p>
          </table:table-cell>
          <table:table-cell office:value-type="string" calcext:value-type="string">
            <text:p>Swashbuckler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mpass R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ragile Focus</text:p>
          </table:table-cell>
          <table:table-cell office:value-type="string" calcext:value-type="string">
            <text:p>Incandescent</text:p>
          </table:table-cell>
          <table:table-cell office:value-type="string" calcext:value-type="string">
            <text:p>Dream Work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mpass R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Dream Work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ota Dracon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arge Tim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/>
          <table:table-cell office:value-type="string" calcext:value-type="string">
            <text:p>Projection Fuse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rysura Melo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Fourth Time’s the Charm</text:p>
          </table:table-cell>
          <table:table-cell office:value-type="string" calcext:value-type="string">
            <text:p>Demolitionis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rysura Melo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Heating Up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orge’s Pled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Heating Up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unching Ou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Vanguard’s Vindication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unching Ou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F1:Sheet1.F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15:27:22.246000000</meta:creation-date>
    <meta:generator>LibreOffice/7.5.1.2$Windows_X86_64 LibreOffice_project/fcbaee479e84c6cd81291587d2ee68cba099e129</meta:generator>
    <dc:date>2023-07-01T18:05:13.816000000</dc:date>
    <meta:editing-duration>PT18H57M</meta:editing-duration>
    <meta:editing-cycles>7</meta:editing-cycles>
    <meta:document-statistic meta:table-count="1" meta:cell-count="6011" meta:object-count="0"/>
  </office:meta>
</office:document-meta>
</file>